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80pt" officeooo:rsid="00184007" officeooo:paragraph-rsid="00184007" style:font-size-asian="80pt" style:font-size-complex="80pt"/>
    </style:style>
    <style:style style:name="P2" style:family="paragraph" style:parent-style-name="Standard">
      <style:text-properties style:font-name="Times New Roman" fo:font-size="13pt" fo:font-style="normal" style:text-underline-style="none" fo:font-weight="normal" officeooo:rsid="00199693" officeooo:paragraph-rsid="00199693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text-properties style:font-name="Times New Roman" fo:font-size="13pt" fo:font-style="normal" style:text-underline-style="none" fo:font-weight="normal" officeooo:rsid="00199693" officeooo:paragraph-rsid="001b34f2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text-properties style:font-name="Times New Roman" fo:font-size="15pt" officeooo:rsid="00184007" officeooo:paragraph-rsid="00184007" style:font-size-asian="13.1000003814697pt" style:font-size-complex="15pt"/>
    </style:style>
    <style:style style:name="P5" style:family="paragraph" style:parent-style-name="Standard">
      <style:text-properties style:font-name="Times New Roman" fo:font-size="20pt" style:text-underline-style="solid" style:text-underline-width="auto" style:text-underline-color="font-color" fo:font-weight="bold" officeooo:rsid="00199693" officeooo:paragraph-rsid="00199693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Times New Roman" fo:font-size="20pt" officeooo:rsid="00184007" officeooo:paragraph-rsid="00184007" style:font-size-asian="20pt" style:font-size-complex="20pt"/>
    </style:style>
    <style:style style:name="P7" style:family="paragraph" style:parent-style-name="Standard">
      <style:text-properties style:font-name="Times New Roman" fo:font-size="20pt" officeooo:rsid="001c4eb4" officeooo:paragraph-rsid="001c4eb4" style:font-size-asian="20pt" style:font-size-complex="20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H 2020 Project Proposal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7">Submitted by-</text:p>
      <text:p text:style-name="P7">Group ‘<text:span text:style-name="T1">NOVUS’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PROBLEM STATEMENT</text:p>
      <text:p text:style-name="P2"/>
      <text:p text:style-name="P3">Portal for Farmers to sell the produce at a better rate </text:p>
      <text:p text:style-name="P3"/>
      <text:p text:style-name="P3">• Problem statement in Description </text:p>
      <text:p text:style-name="P3">o System that provides farmers an interface to sell their produce , and connect with the buyers all over India </text:p>
      <text:p text:style-name="P3">o Simple interface that works on mobile, SMS to upload produce details and respond via phone and SMS (taking care of digital divide) </text:p>
      <text:p text:style-name="P3">o Interface for anyone to buy the produce/vegetable – initially visit the place and buy or have courier service integrated to deliver the vegetables </text:p>
      <text:p text:style-name="P3">o Farmers can get a better price for their produce, no additional cost spent in marketing and delivery of goods , however they can choose to charge more by delivering the items themselves </text:p>
      <text:p text:style-name="P3"/>
      <text:p text:style-name="P3">• Purpose of this analysis and who will benefit </text:p>
      <text:p text:style-name="P3">o Farmers, Restaurant owners, Buyers , Courier Companies, Delivery Agencies, Vegetable Vendors</text:p>
      <text:p text:style-name="P3"><text:s/></text:p>
      <text:p text:style-name="P3">• How does it help the nation </text:p>
      <text:p text:style-name="P3">o Better rates for the vegetables, Make the Farmers live with pride and make additional income </text:p>
      <text:p text:style-name="P3"/>
      <text:p text:style-name="P3">• Practical and reasons why this idea could be a challenge</text:p>
      <text:p text:style-name="P3">o Brokers , Govt rules </text:p>
      <text:p text:style-name="P3">o Overall profitability in the deal for the buyer to purchase directly from farm , excluding transportation </text:p>
      <text:p text:style-name="P3"/>
      <text:p text:style-name="P3">• How does this help CDK : What’s in it for us </text:p>
      <text:p text:style-name="P3">o No Direct link </text:p>
      <text:p text:style-name="P3"/>
      <text:p text:style-name="P3">• Technology that can be used as a platform for connecting car buyer to Seller Domain Bucket </text:p>
      <text:p text:style-name="P3">o Agriculture </text:p>
      <text:p text:style-name="P3">o E-Commerce </text:p>
      <text:p text:style-name="P3">o Payment </text:p>
      <text:p text:style-name="P3"/>
      <text:p text:style-name="P3">• Technology Bucket </text:p>
      <text:p text:style-name="P3">o Integration across systems – Integration platform across systems with security model for data extraction </text:p>
      <text:p text:style-name="P3">o SMS and Mobile Computing </text:p>
      <text:p text:style-name="P3">o Analytics &amp; Data Science (if possible) - Bigdata/Hadoop, AI / ML </text:p>
      <text:p text:style-name="P3">o Data Aggregation </text:p>
      <text:p text:style-name="P3">o Visualization</text:p>
      <text:p text:style-name="P3"/>
      <text:p text:style-name="P3"/>
      <text:p text:style-name="P3"/>
      <text:p text:style-name="P3"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22:19:45.837636178</meta:creation-date>
    <dc:date>2020-01-13T23:04:49.347536617</dc:date>
    <meta:editing-duration>PT4M1S</meta:editing-duration>
    <meta:editing-cycles>1</meta:editing-cycles>
    <meta:document-statistic meta:table-count="0" meta:image-count="0" meta:object-count="0" meta:page-count="3" meta:paragraph-count="30" meta:word-count="280" meta:character-count="1646" meta:non-whitespace-character-count="1370"/>
    <meta:generator>LibreOffice/6.0.7.3$Linux_X86_64 LibreOffice_project/00m0$Build-3</meta:generator>
  </office:meta>
</office:document-meta>
</file>